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1b20e5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1b20e5" fo:background-color="#ffff0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20e5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ol.py -f ctf/ch2.dmp imageinfo</text:p>
      <text:p text:style-name="Standard"/>
      <text:p text:style-name="Standard">INFO <text:s text:c="3"/>: volatility.debug <text:s text:c="3"/>: Determining profile based on KDBG search...</text:p>
      <text:p text:style-name="Standard"/>
      <text:p text:style-name="Standard"><text:s text:c="10"/>Suggested Profile(s) : Win7SP1x86_23418, Win7SP0x86, Win7SP1x86_24000, Win7SP1x86</text:p>
      <text:p text:style-name="Standard"><text:s text:c="21"/>AS Layer1 : IA32PagedMemoryPae (Kernel AS)</text:p>
      <text:p text:style-name="Standard"><text:s text:c="21"/>AS Layer2 : FileAddressSpace (/home/stv/volatility/ctf/ch2.dmp)</text:p>
      <text:p text:style-name="Standard"><text:s text:c="22"/>PAE type : PAE</text:p>
      <text:p text:style-name="Standard"><text:s text:c="27"/>DTB : 0x185000L</text:p>
      <text:p text:style-name="Standard"><text:s text:c="26"/>KDBG : 0x82929be8L</text:p>
      <text:p text:style-name="Standard"><text:s text:c="10"/>Number of Processors : 1</text:p>
      <text:p text:style-name="Standard"><text:s text:c="5"/>Image Type (Service Pack) : 0</text:p>
      <text:p text:style-name="Standard"><text:s text:c="16"/>KPCR for CPU 0 : 0x8292ac00L</text:p>
      <text:p text:style-name="Standard"><text:s text:c="13"/>KUSER_SHARED_DATA : 0xffdf0000L</text:p>
      <text:p text:style-name="Standard"><text:s text:c="11"/>Image date and time : 2013-01-12 16:59:18 UTC+0000</text:p>
      <text:p text:style-name="Standard"><text:s text:c="5"/>Image local date and time : 2013-01-12 17:59:18 +0100</text:p>
      <text:p text:style-name="Standard"/>
      <text:p text:style-name="P2"/>
      <text:p text:style-name="P2">vol.py -f ctf/ch2.dmp --profile=Win7SP1x86 hivelist</text:p>
      <text:p text:style-name="P2"/>
      <text:p text:style-name="P2">0x8ee66740 0x141c0740 \SystemRoot\System32\Config\SOFTWARE</text:p>
      <text:p text:style-name="P2">0x90cab9d0 0x172ab9d0 \SystemRoot\System32\Config\DEFAULT</text:p>
      <text:p text:style-name="P2">0x9670e9d0 0x1ae709d0 \??\C:\Users\John Doe\ntuser.dat</text:p>
      <text:p text:style-name="P2">0x9670f9d0 0x04a719d0 \??\C:\Users\John Doe\AppData\Local\Microsoft\Windows\UsrClass.dat</text:p>
      <text:p text:style-name="P2">0x9aad6148 0x131af148 \SystemRoot\System32\Config\SAM</text:p>
      <text:p text:style-name="P2">0x9ab25008 0x14a61008 \SystemRoot\System32\Config\SECURITY</text:p>
      <text:p text:style-name="P2">0x9aba79d0 0x11a259d0 \??\C:\Windows\ServiceProfiles\LocalService\NTUSER.DAT</text:p>
      <text:p text:style-name="P2">0x9abb1720 0x0a7d4720 \??\C:\Windows\ServiceProfiles\NetworkService\NTUSER.DAT</text:p>
      <text:p text:style-name="P2">0x8b20c008 0x039e1008 [no name]</text:p>
      <text:p text:style-name="P3">0x8b21c008 0x039ef008 \REGISTRY\MACHINE\SYSTEM</text:p>
      <text:p text:style-name="P2">0x8b23c008 0x02ccf008 \REGISTRY\MACHINE\HARDWARE</text:p>
      <text:p text:style-name="P2">0x8ee66008 0x141c0008 \Device\HarddiskVolume1\Boot\BCD</text:p>
      <text:p text:style-name="P2"/>
      <text:p text:style-name="P4"/>
      <text:p text:style-name="P2">vol.py -f ctf/ch2.dmp --profile=Win7SP1x86 printkey -o <text:span text:style-name="T1">0x8b21c008</text:span> -K 'ControlSet001\Control\ComputerName\ComputerName'</text:p>
      <text:p text:style-name="P1"/>
      <text:p text:style-name="P1">Legend: (S) = Stable <text:s text:c="2"/>(V) = Volatile</text:p>
      <text:p text:style-name="P1"/>
      <text:p text:style-name="P1">----------------------------</text:p>
      <text:p text:style-name="P1">Registry: \REGISTRY\MACHINE\SYSTEM</text:p>
      <text:p text:style-name="P1">Key name: ComputerName (S)</text:p>
      <text:p text:style-name="P1">Last updated: 2013-01-12 00:58:30 UTC+0000</text:p>
      <text:p text:style-name="P1"/>
      <text:p text:style-name="P1">Subkeys:</text:p>
      <text:p text:style-name="P1"/>
      <text:p text:style-name="P1">Values:</text:p>
      <text:p text:style-name="P1">REG_SZ <text:s text:c="23"/>: (S) mnmsrvc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1:40:35.743463426</meta:creation-date>
    <dc:date>2019-09-03T11:50:47.979010893</dc:date>
    <meta:editing-duration>PT2S</meta:editing-duration>
    <meta:editing-cycles>1</meta:editing-cycles>
    <meta:document-statistic meta:table-count="0" meta:image-count="0" meta:object-count="0" meta:page-count="1" meta:paragraph-count="36" meta:word-count="159" meta:character-count="1836" meta:non-whitespace-character-count="1497"/>
    <meta:generator>LibreOffice/6.2.6.2$Linux_X86_64 LibreOffice_project/20$Build-2</meta:generator>
  </office:meta>
</office:document-meta>
</file>